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eek 7 Container Orchestration</text:p>
      <text:p text:style-name="Standard">DevOps</text:p>
      <text:p text:style-name="Standard">DO Blended</text:p>
      <text:p text:style-name="Standard">Winter 2023</text:p>
      <text:p text:style-name="Standard">CSDO1010-005-B-W23</text:p>
      <text:p text:style-name="Standard">Week 7: Container Orchestration</text:p>
      <text:p text:style-name="Standard">GETTING STARTED</text:p>
      <text:p text:style-name="Standard">Underline</text:p>
      <text:p text:style-name="Standard"/>
      <text:p text:style-name="Standard">As you probably know by now, container orchestration has revolutionized the software industry, and Kubernetes is now considered the de-facto standard for container orchestration. In this video [8:50 minutes], a father gives a simple explanation of Kubernetes core concepts to his daughter using the illustration of Phippy and her friend's characters from the illustrated children's guide to Kubernetes.</text:p>
      <text:p text:style-name="Standard"/>
      <text:p text:style-name="Standard"/>
      <text:p text:style-name="Standard"/>
      <text:p text:style-name="Standard">Before starting a deep dive into your learning adventure, think about the following questions:</text:p>
      <text:p text:style-name="Standard"/>
      <text:p text:style-name="Standard">What is continuous deployment? What is the difference between continuous deployment and continuous delivery?</text:p>
      <text:p text:style-name="Standard">What are the tools used in the continuous deployment workflow? And how can Kubernetes play a big role in developing a continuous deployment pipeline?</text:p>
      <text:p text:style-name="Standard">What does Kubernetes do? And is Kubernetes an alternative to Docker?</text:p>
      <text:p text:style-name="Standard">How do you build a Kubernetes cluster? And how do you run applications on Kubernetes?</text:p>
      <text:p text:style-name="Standard">What is a pod? And how can you manage multiple containers in a pod?</text:p>
      <text:p text:style-name="Standard">How can Helm make installing and managing the Kubernetes cluster easier?</text:p>
      <text:p text:style-name="Standard"/>
      <text:p text:style-name="Standard">OVERVIEW</text:p>
      <text:p text:style-name="Standard">Underline</text:p>
      <text:p text:style-name="Standard"/>
      <text:p text:style-name="Standard">KubernetesThis week you will learn about continuous deployment, it is benefits, and how it relates to DevOps. We will explore the difference between continuous integration, continuous delivery and continuous deployment. You will learn about the crucial tools used in a continuous deployment workflow for building effective DevOps practices.</text:p>
      <text:p text:style-name="Standard"/>
      <text:p text:style-name="Standard">You will learn about container orchestration with Kubernetes, the most widely used platform for container orchestration. We will explain why you need Kubernetes, what it can do, and how it is not an alternative or competitor to Docker. We will explore Kubernetes’ architecture and Kubernetes’ fundamental technical and general terminologies.</text:p>
      <text:p text:style-name="Standard"/>
      <text:p text:style-name="Standard">Finally, you will learn about Helm, the package manager for Kubernetes, and explore the ways to install and manage charts in a Kubernetes cluster.</text:p>
      <text:p text:style-name="Standard"/>
      <text:p text:style-name="Standard">Enjoy the module this week. Container orchestration streamlines the deployment and management of your containers. It makes changes and deployments faster, removes human error potential, and makes system management predictable and scalable.</text:p>
      <text:p text:style-name="Standard"/>
      <text:p text:style-name="Standard"/>
      <text:p text:style-name="Standard">WHY IT MATTERS</text:p>
      <text:p text:style-name="Standard"><text:soft-page-break/>Underline</text:p>
      <text:p text:style-name="Standard"/>
      <text:p text:style-name="Standard">As a DevOps Engineer, you will be responsible for the organization's systems container orchestration (e.g., Kubernetes) as part of the CI/CD Pipeline.</text:p>
      <text:p text:style-name="Standard"/>
      <text:p text:style-name="Standard">Continuous Deployment</text:p>
      <text:p text:style-name="Standard"/>
      <text:p text:style-name="Standard">Continuous deployment is a software deployment strategy where code changes to an application are released automatically into a production environment that supports enterprise scalability and speed time to market by eliminating the lag between coding and customer value.</text:p>
      <text:p text:style-name="Standard"/>
      <text:p text:style-name="Standard">Container Orchestration</text:p>
      <text:p text:style-name="Standard"/>
      <text:p text:style-name="Standard">Container Orchestration allows your organization to maintain massive container infrastructures and the applications that run on them. It has the capability of self-healing environments, the ability to scale and optimize environments automatically.</text:p>
      <text:p text:style-name="Standard"/>
      <text:p text:style-name="Standard">Multiple containers can also be deployed in a logical construct called a pod. In which case, the containers deployed in the pod share the same IP address which is assigned to the pod, have shared storage and/or network resources, and share the same configuration that determines how the containers are to be run. It allows versions of an application or software code and its dependencies to be tracked.</text:p>
      <text:p text:style-name="Standard"/>
      <text:p text:style-name="Standard">Kubernetes</text:p>
      <text:p text:style-name="Standard"/>
      <text:p text:style-name="Standard">Kubernetes is an open-source container orchestration platform that automates deployment, management, scaling of applications, and enabling cost-effective cloud-native development. Moving to scale with Docker alone poses many challenges, and Kubernetes tackles those challenges that emerge with large Docker-based deployments.</text:p>
      <text:p text:style-name="Standard"/>
      <text:p text:style-name="Standard">Helm</text:p>
      <text:p text:style-name="Standard"/>
      <text:p text:style-name="Standard">Helm is a package manager for Kubernetes that makes it easy to take applications and services that are highly repeatable and deploy them to a typical Kubernetes clu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7T21:36:53.051000000</meta:creation-date>
    <dc:date>2023-07-17T21:52:26.631000000</dc:date>
    <meta:editing-duration>PT15M33S</meta:editing-duration>
    <meta:editing-cycles>1</meta:editing-cycles>
    <meta:document-statistic meta:table-count="0" meta:image-count="0" meta:object-count="0" meta:page-count="2" meta:paragraph-count="34" meta:word-count="571" meta:character-count="3901" meta:non-whitespace-character-count="3364"/>
    <meta:generator>LibreOffice/6.1.2.1$Windows_X86_64 LibreOffice_project/65905a128db06ba48db947242809d14d3f9a93fe</meta:generator>
  </office:meta>
</office:document-meta>
</file>